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3">
      <style:paragraph-properties fo:text-align="start" style:justify-single-word="false"/>
    </style:style>
    <style:style style:name="P4" style:family="paragraph" style:parent-style-name="Standard" style:list-style-name="L4">
      <style:paragraph-properties fo:text-align="start" style:justify-single-word="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CS 163 Fall 2014</text:p>
      <text:p text:style-name="P1">Assignment 1</text:p>
      <text:p text:style-name="P1">October 21</text:p>
      <text:p text:style-name="P1"/>
      <text:p text:style-name="P2"/>
      <text:p text:style-name="P2"/>
      <text:p text:style-name="P2"><text:tab/>Make sure to attend of the lectures for the course. If any of the lectures are missed, be sure to watch the corresponding videos posted to D2L. During the each of the lectures, take notes on anything the professor changes to the slides, or just the slides in general, as to stay focused on the material. It is beneficial to bring coffee to lecture, since it is at eight in the morning. </text:p>
      <text:p text:style-name="P2"><text:tab/>Read the text material either before or after each lecture day, to reinforce or get a head start on the upcoming material. Reading before hand can also allow for prepared questions for the professor during the lecture.</text:p>
      <text:p text:style-name="P2"><text:tab/>Be sure to practice all of the material covered in the lecture within 24 hours of the lecture as to keep it fresh in your brain and not immediately empty it all after leaving the lecture.</text:p>
      <text:p text:style-name="P2"/>
      <text:p text:style-name="P2"/>
      <text:p text:style-name="P2"><text:tab/>Start the homework the moment it is posted. This will allow for plenty of time to ask the tutors for help when problems arise, because they will, and often. Also spend plenty of time in the tutoring center.</text:p>
      <text:p text:style-name="P2"/>
      <text:list xml:id="list466307476230326315" text:style-name="L3">
        <text:list-item>
          <text:list>
            <text:list-item>
              <text:list>
                <text:list-item>
                  <text:p text:style-name="P3">Attend the lectures for the course.</text:p>
                </text:list-item>
              </text:list>
            </text:list-item>
          </text:list>
        </text:list-item>
      </text:list>
      <text:list xml:id="list6334309636741427819" text:style-name="L4">
        <text:list-item>
          <text:list>
            <text:list-item>
              <text:list>
                <text:list-item>
                  <text:p text:style-name="P4">Take notes during the entire class, to keep focus and notice changes the professor makes to her slides.</text:p>
                </text:list-item>
                <text:list-item>
                  <text:p text:style-name="P4">Bring plenty of coffee to the early class.</text:p>
                </text:list-item>
                <text:list-item>
                  <text:p text:style-name="P4">Do the assigned reading before class to allow for prepared questions.</text:p>
                </text:list-item>
                <text:list-item>
                  <text:p text:style-name="P4">If any of the lectures are missed, watch the videos posted on D2L.</text:p>
                </text:list-item>
              </text:list>
            </text:list-item>
          </text:list>
        </text:list-item>
        <text:list-item>
          <text:p text:style-name="P4">Start the homework the moment it is posted for the class.</text:p>
          <text:list>
            <text:list-item>
              <text:list>
                <text:list-item>
                  <text:p text:style-name="P4">Do some of the homework within the tutoring center. Reduces distraction from being at home, and allows for extra help when needed.</text:p>
                </text:list-item>
                <text:list-item>
                  <text:p text:style-name="P4">Try to do the bonus/extra credit if available.</text:p>
                </text:list-item>
                <text:list-item>
                  <text:p text:style-name="P4">Do not be afraid of turning in the assignment late if it will better your program and help you learn.</text:p>
                </text:list-item>
              </text:list>
            </text:list-item>
          </text:list>
        </text:list-item>
        <text:list-item>
          <text:p text:style-name="P4">Review the demo material early.</text:p>
          <text:list>
            <text:list-item>
              <text:list>
                <text:list-item>
                  <text:p text:style-name="P4">Recursion is not easy, spend extra time trying to understand this concept.</text:p>
                </text:list-item>
                <text:list-item>
                  <text:p text:style-name="P4">Again spend plenty of time within the tutoring center.</text:p>
                </text:list-item>
              </text:list>
            </text:list-item>
          </text:list>
        </text:list-item>
        <text:list-item>
          <text:p text:style-name="P4">Ask questions</text:p>
          <text:list>
            <text:list-item>
              <text:list>
                <text:list-item>
                  <text:p text:style-name="P4">Do not be afraid of looking stupid in front of people, because chances are someone else has the same question.</text:p>
                </text:list-item>
              </text:list>
            </text:list-item>
          </text:list>
        </text:list-item>
        <text:list-item>
          <text:p text:style-name="P4">Form a study group.</text:p>
          <text:list>
            <text:list-item>
              <text:list>
                <text:list-item>
                  <text:p text:style-name="P4">It helps to have a group of people to keep you focused and on task. As well as bounce ideas off of when you are thinking about the algorithm for the assignments.</text:p>
                </text:list-item>
              </text:list>
            </text:list-item>
          </text:list>
        </text:list-item>
      </text:list>
      <text:p text:style-name="P2"><text:tab/></text:p>
      <text:p text:style-name="P2"/>
      <text:p text:style-name="P2"/>
      <text:p text:style-name="P2"><text:soft-page-break/></text:p>
      <text:p text:style-name="P2"><text:a xlink:type="simple" xlink:href="http://betaboston.com/news/2014/10/20/how-robots-could-help-health-workers-manage-this-ebola-outbreak/" text:style-name="Internet_20_link" text:visited-style-name="Visited_20_Internet_20_Link"/></text:p>
      <text:p text:style-name="P2"><text:tab/>Title: How robots could help health workers manage this Ebola outbreak</text:p>
      <text:p text:style-name="P2"><text:tab/>Author: Nidhi Subbaraman</text:p>
      <text:p text:style-name="P2"><text:tab/><text:a xlink:type="simple" xlink:href="http://betaboston.com/news/2014/10/20/how-robots-could-help-health-workers-manage-this-ebola-outbreak/" text:style-name="Internet_20_link" text:visited-style-name="Visited_20_Internet_20_Link">http://betaboston.com/news/2014/10/20/how-robots-could-help-health-workers-manage-this-ebola-outbreak/</text:a></text:p>
      <text:p text:style-name="P2"><text:tab/></text:p>
      <text:p text:style-name="P2"><text:tab/>This article is about the possible uses of robots for the new<text:tab/> ebola outbreaks happening. It also covers the possibility of using robots in the future, and whether or not the US will be prepared for an outbreak. On the surface of things, this seems like a very straight forward advantage to our world. But you could argue the idea of replacing people with robots. How would a robot know or react to it's patients? What are the possible downfalls of having a complete robotic patient delivery area? You start to dehumanize the medical field in a sense. It comes down to the argument of how much technology is too much. When the computers we use start to take the place of people. It's both an engineering and computer science issue. Since these programmers would need to be able to write the code that determines how these robots would interact with patients.</text:p>
      <text:p text:style-name="P2"/>
      <text:p text:style-name="P2"><text:tab/></text:p>
      <text:p text:style-name="P2"/>
      <text:p text:style-name="P2"><text:tab/>The “view” option. Which definitely would come in handy when trying to read through your code, but not edit any of it. That will be used next assignment, as to not cause so many problems on accident this time.</text:p>
      <text:p text:style-name="P2"><text:tab/>There is an Arabic mode or -A for Arabic keyboards. I had no idea vim was able to convert over for different styles of keyboard.</text:p>
      <text:p text:style-name="P2"><text:tab/>Binary mode, or -b, allowing vim to edit a binary file. Allowing for executable and editing of binary files through vim.</text:p>
      <text:p text:style-name="P2"><text:tab/></text:p>
      <text:list xml:id="list43663640" text:continue-numbering="true" text:style-name="L4">
        <text:list-item>
          <text:list>
            <text:list-item>
              <text:list>
                <text:list-header>
                  <text:p text:style-name="P4"/>
                </text:list-header>
              </text:list>
            </text:list-item>
          </text:list>
        </text:list-item>
      </text:list>
      <text:p text:style-name="P2"/>
      <text:p text:style-name="P2"><text:tab/><text:tab/><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0T21:20:57.01</meta:creation-date>
    <meta:document-statistic meta:table-count="0" meta:image-count="0" meta:object-count="0" meta:page-count="2" meta:paragraph-count="37" meta:word-count="662" meta:character-count="3708"/>
    <dc:date>2014-10-20T23:51:42.52</dc:date>
    <meta:editing-duration>PT13M25S</meta:editing-duration>
    <meta:editing-cycles>1</meta:editing-cycles>
    <meta:generator>OpenOffice/4.1.0$Win32 OpenOffice.org_project/410m18$Build-9764</meta:generator>
  </office:meta>
</office:document-meta>
</file>